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Held-Karp</text:p>
          </table:table-cell>
          <table:covered-table-cell/>
          <table:covered-table-cell table:style-name="Default"/>
          <table:table-cell table:style-name="ce2" office:value-type="string" calcext:value-type="string" table:number-columns-spanned="3" table:number-rows-spanned="1">
            <text:p>Euristica costruttiva</text:p>
          </table:table-cell>
          <table:covered-table-cell/>
          <table:covered-table-cell table:style-name="Default"/>
          <table:table-cell table:style-name="ce2" office:value-type="string" calcext:value-type="string" table:number-columns-spanned="3" table:number-rows-spanned="1">
            <text:p>2-approssimato</text:p>
          </table:table-cell>
          <table:covered-table-cell/>
          <table:covered-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Soluzione</text:p>
          </table:table-cell>
          <table:table-cell table:style-name="ce1" office:value-type="string" calcext:value-type="string">
            <text:p>Tempo(s)</text:p>
          </table:table-cell>
          <table:table-cell table:style-name="ce1" office:value-type="string" calcext:value-type="string">
            <text:p>Errore</text:p>
          </table:table-cell>
          <table:table-cell table:style-name="ce1" office:value-type="string" calcext:value-type="string">
            <text:p>Soluzione</text:p>
          </table:table-cell>
          <table:table-cell table:style-name="ce1" office:value-type="string" calcext:value-type="string">
            <text:p>Tempo(s)</text:p>
          </table:table-cell>
          <table:table-cell table:style-name="ce1" office:value-type="string" calcext:value-type="string">
            <text:p>Errore</text:p>
          </table:table-cell>
          <table:table-cell table:style-name="ce1" office:value-type="string" calcext:value-type="string">
            <text:p>Soluzione</text:p>
          </table:table-cell>
          <table:table-cell table:style-name="ce1" office:value-type="string" calcext:value-type="string">
            <text:p>Tempo(s)</text:p>
          </table:table-cell>
          <table:table-cell table:style-name="ce1" office:value-type="string" calcext:value-type="string">
            <text:p>Errore</text:p>
          </table:table-cell>
          <table:table-cell table:style-name="ce2" office:value-type="string" calcext:value-type="string" table:number-columns-spanned="3" table:number-rows-spanned="1">
            <text:p>Soluzione ottima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burma14.tsp</text:p>
          </table:table-cell>
          <table:table-cell office:value-type="float" office:value="3323" calcext:value-type="float">
            <text:p>3323</text:p>
          </table:table-cell>
          <table:table-cell office:value-type="float" office:value="1.62237" calcext:value-type="float">
            <text:p>1,62237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4048" calcext:value-type="float">
            <text:p>4048</text:p>
          </table:table-cell>
          <table:table-cell office:value-type="float" office:value="0.00013375" calcext:value-type="float">
            <text:p>0,00013375</text:p>
          </table:table-cell>
          <table:table-cell table:formula="of:=([.E3]-[.K3])/[.K3]" office:value-type="percentage" office:value="0.218176346674692" calcext:value-type="percentage">
            <text:p>21,82%</text:p>
          </table:table-cell>
          <table:table-cell office:value-type="float" office:value="3814" calcext:value-type="float">
            <text:p>3814</text:p>
          </table:table-cell>
          <table:table-cell office:value-type="float" office:value="0.00037884" calcext:value-type="float">
            <text:p>0,00037884</text:p>
          </table:table-cell>
          <table:table-cell table:formula="of:=([.H3]-[.K3])/[.K3]" office:value-type="percentage" office:value="0.14775804995486" calcext:value-type="percentage">
            <text:p>14,78%</text:p>
          </table:table-cell>
          <table:table-cell office:value-type="float" office:value="3323" calcext:value-type="float">
            <text:p>3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lysses22.tsp</text:p>
          </table:table-cell>
          <table:table-cell office:value-type="float" office:value="7013" calcext:value-type="float">
            <text:p>7013</text:p>
          </table:table-cell>
          <table:table-cell office:value-type="float" office:value="1058.516" calcext:value-type="float">
            <text:p>1058,516</text:p>
          </table:table-cell>
          <table:table-cell table:formula="of:=([.B4]-[.K4])/[.K4]" office:value-type="percentage" office:value="0" calcext:value-type="percentage">
            <text:p>0,00%</text:p>
          </table:table-cell>
          <table:table-cell office:value-type="float" office:value="10586" calcext:value-type="float">
            <text:p>10586</text:p>
          </table:table-cell>
          <table:table-cell office:value-type="float" office:value="0.00026512" calcext:value-type="float">
            <text:p>0,00026512</text:p>
          </table:table-cell>
          <table:table-cell table:formula="of:=([.E4]-[.K4])/[.K4]" office:value-type="percentage" office:value="0.509482389847426" calcext:value-type="percentage">
            <text:p>50,95%</text:p>
          </table:table-cell>
          <table:table-cell office:value-type="float" office:value="8401" calcext:value-type="float">
            <text:p>8401</text:p>
          </table:table-cell>
          <table:table-cell office:value-type="float" office:value="0.00063204" calcext:value-type="float">
            <text:p>0,00063204</text:p>
          </table:table-cell>
          <table:table-cell table:formula="of:=([.H4]-[.K4])/[.K4]" office:value-type="percentage" office:value="0.197918152003422" calcext:value-type="percentage">
            <text:p>19,79%</text:p>
          </table:table-cell>
          <table:table-cell office:value-type="float" office:value="7013" calcext:value-type="float">
            <text:p>70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l51.tsp</text:p>
          </table:table-cell>
          <table:table-cell office:value-type="float" office:value="986" calcext:value-type="float">
            <text:p>986</text:p>
          </table:table-cell>
          <table:table-cell office:value-type="float" office:value="1200" calcext:value-type="float">
            <text:p>1200</text:p>
          </table:table-cell>
          <table:table-cell table:formula="of:=([.B5]-[.K5])/[.K5]" office:value-type="percentage" office:value="1.31455399061033" calcext:value-type="percentage">
            <text:p>131,46%</text:p>
          </table:table-cell>
          <table:table-cell office:value-type="float" office:value="511" calcext:value-type="float">
            <text:p>511</text:p>
          </table:table-cell>
          <table:table-cell office:value-type="float" office:value="0.00083708" calcext:value-type="float">
            <text:p>0,00083708</text:p>
          </table:table-cell>
          <table:table-cell table:formula="of:=([.E5]-[.K5])/[.K5]" office:value-type="percentage" office:value="0.199530516431925" calcext:value-type="percentage">
            <text:p>19,95%</text:p>
          </table:table-cell>
          <table:table-cell office:value-type="float" office:value="584" calcext:value-type="float">
            <text:p>584</text:p>
          </table:table-cell>
          <table:table-cell office:value-type="float" office:value="0.0402839" calcext:value-type="float">
            <text:p>0,0402839</text:p>
          </table:table-cell>
          <table:table-cell table:formula="of:=([.H5]-[.K5])/[.K5]" office:value-type="percentage" office:value="0.370892018779343" calcext:value-type="percentage">
            <text:p>37,09%</text:p>
          </table:table-cell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oD100.tsp</text:p>
          </table:table-cell>
          <table:table-cell office:value-type="float" office:value="146158" calcext:value-type="float">
            <text:p>146158</text:p>
          </table:table-cell>
          <table:table-cell office:value-type="float" office:value="1200" calcext:value-type="float">
            <text:p>1200</text:p>
          </table:table-cell>
          <table:table-cell table:formula="of:=([.B6]-[.K6])/[.K6]" office:value-type="percentage" office:value="5.86381140227294" calcext:value-type="percentage">
            <text:p>586,38%</text:p>
          </table:table-cell>
          <table:table-cell office:value-type="float" office:value="26947" calcext:value-type="float">
            <text:p>26947</text:p>
          </table:table-cell>
          <table:table-cell office:value-type="float" office:value="0.0020391" calcext:value-type="float">
            <text:p>0,0020391</text:p>
          </table:table-cell>
          <table:table-cell table:formula="of:=([.E6]-[.K6])/[.K6]" office:value-type="percentage" office:value="0.265473842396919" calcext:value-type="percentage">
            <text:p>26,55%</text:p>
          </table:table-cell>
          <table:table-cell office:value-type="float" office:value="27112" calcext:value-type="float">
            <text:p>27112</text:p>
          </table:table-cell>
          <table:table-cell office:value-type="float" office:value="0.0398321" calcext:value-type="float">
            <text:p>0,0398321</text:p>
          </table:table-cell>
          <table:table-cell table:formula="of:=([.H6]-[.K6])/[.K6]" office:value-type="percentage" office:value="0.273222503991735" calcext:value-type="percentage">
            <text:p>27,32%</text:p>
          </table:table-cell>
          <table:table-cell office:value-type="float" office:value="21294" calcext:value-type="float">
            <text:p>21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229.tsp</text:p>
          </table:table-cell>
          <table:table-cell office:value-type="float" office:value="176212" calcext:value-type="float">
            <text:p>176212</text:p>
          </table:table-cell>
          <table:table-cell office:value-type="float" office:value="1200" calcext:value-type="float">
            <text:p>1200</text:p>
          </table:table-cell>
          <table:table-cell table:formula="of:=([.B7]-[.K7])/[.K7]" office:value-type="percentage" office:value="0.309133593854475" calcext:value-type="percentage">
            <text:p>30,91%</text:p>
          </table:table-cell>
          <table:table-cell office:value-type="float" office:value="162430" calcext:value-type="float">
            <text:p>162430</text:p>
          </table:table-cell>
          <table:table-cell office:value-type="float" office:value="0.0820531" calcext:value-type="float">
            <text:p>0,0820531</text:p>
          </table:table-cell>
          <table:table-cell table:formula="of:=([.E7]-[.K7])/[.K7]" office:value-type="percentage" office:value="0.206742841859705" calcext:value-type="percentage">
            <text:p>20,67%</text:p>
          </table:table-cell>
          <table:table-cell office:value-type="float" office:value="180152" calcext:value-type="float">
            <text:p>180152</text:p>
          </table:table-cell>
          <table:table-cell office:value-type="float" office:value="0.0877501" calcext:value-type="float">
            <text:p>0,0877501</text:p>
          </table:table-cell>
          <table:table-cell table:formula="of:=([.H7]-[.K7])/[.K7]" office:value-type="percentage" office:value="0.33840507570467" calcext:value-type="percentage">
            <text:p>33,84%</text:p>
          </table:table-cell>
          <table:table-cell office:value-type="float" office:value="134602" calcext:value-type="float">
            <text:p>1346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493.tsp</text:p>
          </table:table-cell>
          <table:table-cell office:value-type="float" office:value="111941" calcext:value-type="float">
            <text:p>111941</text:p>
          </table:table-cell>
          <table:table-cell office:value-type="float" office:value="1200" calcext:value-type="float">
            <text:p>1200</text:p>
          </table:table-cell>
          <table:table-cell table:formula="of:=([.B8]-[.K8])/[.K8]" office:value-type="percentage" office:value="2.19813153534084" calcext:value-type="percentage">
            <text:p>219,81%</text:p>
          </table:table-cell>
          <table:table-cell office:value-type="float" office:value="41660" calcext:value-type="float">
            <text:p>41660</text:p>
          </table:table-cell>
          <table:table-cell office:value-type="float" office:value="0.037853" calcext:value-type="float">
            <text:p>0,037853</text:p>
          </table:table-cell>
          <table:table-cell table:formula="of:=([.E8]-[.K8])/[.K8]" office:value-type="percentage" office:value="0.190217701845609" calcext:value-type="percentage">
            <text:p>19,02%</text:p>
          </table:table-cell>
          <table:table-cell office:value-type="float" office:value="44882" calcext:value-type="float">
            <text:p>44882</text:p>
          </table:table-cell>
          <table:table-cell office:value-type="float" office:value="0.8736331" calcext:value-type="float">
            <text:p>0,8736331</text:p>
          </table:table-cell>
          <table:table-cell table:formula="of:=([.H8]-[.K8])/[.K8]" office:value-type="percentage" office:value="0.282269584595166" calcext:value-type="percentage">
            <text:p>28,23%</text:p>
          </table:table-cell>
          <table:table-cell office:value-type="float" office:value="35002" calcext:value-type="float">
            <text:p>35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sj1000.tsp</text:p>
          </table:table-cell>
          <table:table-cell office:value-type="float" office:value="551274242" calcext:value-type="float">
            <text:p>551274242</text:p>
          </table:table-cell>
          <table:table-cell office:value-type="float" office:value="1200" calcext:value-type="float">
            <text:p>1200</text:p>
          </table:table-cell>
          <table:table-cell table:formula="of:=([.B9]-[.K9])/[.K9]" office:value-type="percentage" office:value="28.5435937621251" calcext:value-type="percentage">
            <text:p>2854,36%</text:p>
          </table:table-cell>
          <table:table-cell office:value-type="float" office:value="24630960" calcext:value-type="float">
            <text:p>24630960</text:p>
          </table:table-cell>
          <table:table-cell office:value-type="float" office:value="0.261008" calcext:value-type="float">
            <text:p>0,261008</text:p>
          </table:table-cell>
          <table:table-cell table:formula="of:=([.E9]-[.K9])/[.K9]" office:value-type="percentage" office:value="0.320009209157195" calcext:value-type="percentage">
            <text:p>32,00%</text:p>
          </table:table-cell>
          <table:table-cell office:value-type="float" office:value="25086767" calcext:value-type="float">
            <text:p>25086767</text:p>
          </table:table-cell>
          <table:table-cell office:value-type="float" office:value="1.245573" calcext:value-type="float">
            <text:p>1,245573</text:p>
          </table:table-cell>
          <table:table-cell table:formula="of:=([.H9]-[.K9])/[.K9]" office:value-type="percentage" office:value="0.344436573644747" calcext:value-type="percentage">
            <text:p>34,44%</text:p>
          </table:table-cell>
          <table:table-cell office:value-type="float" office:value="18659688" calcext:value-type="float">
            <text:p>186596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11:16:18.8972368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7:15:13.925680033</meta:creation-date>
    <dc:date>2019-05-03T11:16:57.914063543</dc:date>
    <meta:editing-duration>PT17M6S</meta:editing-duration>
    <meta:editing-cycles>4</meta:editing-cycles>
    <meta:generator>LibreOffice/6.0.7.3$Linux_X86_64 LibreOffice_project/00m0$Build-3</meta:generator>
    <meta:document-statistic meta:table-count="1" meta:cell-count="91" meta:object-count="0"/>
  </office:meta>
</office:document-meta>
</file>